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0d79" officeooo:paragraph-rsid="00010d79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10d79" officeooo:paragraph-rsid="00010d79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fo:font-weight="bold" officeooo:rsid="00010d79" officeooo:paragraph-rsid="00010d79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11d9c" officeooo:paragraph-rsid="00011d9c"/>
    </style:style>
    <style:style style:name="T1" style:family="text">
      <style:text-properties fo:color="#c9211e" loext:opacity="100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12d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mpts to Rem<text:span text:style-name="T1">AI</text:span>ke Project</text:p>
      <text:p text:style-name="P1"/>
      <text:p text:style-name="P1"/>
      <text:p text:style-name="P3">First prompt:</text:p>
      <text:p text:style-name="P1"/>
      <text:p text:style-name="P1">There is a man standing in the middle. He wears a black hat, with rounded borders, medium size. His face is covered with an apple. The apple is green and have four leaves. The man is wearing a white shirt with black long suit and a red tie. Right behind the man there is a wall made of yellowish stone. It is a small wall. Over the wall and behind the man there is a sea with no waves and it is light blue, same color as the sky. It's cloudy but the clouds are quite blurry and you cannot distinguish them.</text:p>
      <text:p text:style-name="P1"/>
      <text:p text:style-name="P3">Second prompt:</text:p>
      <text:p text:style-name="P1"/>
      <text:p text:style-name="P1">Accurate, but please extend the image to let me see his hands.</text:p>
      <text:p text:style-name="P1"/>
      <text:p text:style-name="P1"/>
      <text:p text:style-name="P4"><text:span text:style-name="T2">Note</text:span>: The AI used was ChatGPT (free trial of GPT <text:span text:style-name="T3">plus</text:span>). <text:span text:style-name="T3">And it ignored partially my prompts, so I upload just the first generated image (which is the best one of them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28T20:44:05.025000000</dc:date>
    <meta:editing-duration>PT4M</meta:editing-duration>
    <meta:editing-cycles>3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6" meta:word-count="154" meta:character-count="789" meta:non-whitespace-character-count="641"/>
  </office:meta>
</office:document-meta>
</file>